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227a0e"/>
    </style:style>
    <style:style style:name="P2" style:family="paragraph" style:parent-style-name="Standard">
      <style:text-properties officeooo:paragraph-rsid="002c64eb"/>
    </style:style>
    <style:style style:name="P3" style:family="paragraph" style:parent-style-name="Standard">
      <style:text-properties officeooo:paragraph-rsid="0031ac89"/>
    </style:style>
    <style:style style:name="P4" style:family="paragraph" style:parent-style-name="Standard">
      <style:text-properties officeooo:paragraph-rsid="004091de"/>
    </style:style>
    <style:style style:name="P5" style:family="paragraph" style:parent-style-name="Standard">
      <style:text-properties officeooo:paragraph-rsid="0040ee28"/>
    </style:style>
    <style:style style:name="P6" style:family="paragraph" style:parent-style-name="Standard">
      <style:text-properties officeooo:rsid="0040ee28" officeooo:paragraph-rsid="0043ead7"/>
    </style:style>
    <style:style style:name="P7" style:family="paragraph" style:parent-style-name="Standard">
      <style:text-properties officeooo:rsid="0042a614" officeooo:paragraph-rsid="0042a614"/>
    </style:style>
    <style:style style:name="P8" style:family="paragraph" style:parent-style-name="Standard">
      <style:text-properties officeooo:paragraph-rsid="0043ead7"/>
    </style:style>
    <style:style style:name="P9" style:family="paragraph" style:parent-style-name="Standard">
      <style:text-properties officeooo:rsid="0048e65c" officeooo:paragraph-rsid="0048e65c"/>
    </style:style>
    <style:style style:name="P10" style:family="paragraph" style:parent-style-name="Standard">
      <style:text-properties officeooo:rsid="004a214a" officeooo:paragraph-rsid="004a214a"/>
    </style:style>
    <style:style style:name="P11" style:family="paragraph" style:parent-style-name="Standard">
      <style:text-properties officeooo:rsid="004a214a" officeooo:paragraph-rsid="004a36b2"/>
    </style:style>
    <style:style style:name="P12" style:family="paragraph" style:parent-style-name="Standard">
      <style:text-properties officeooo:rsid="004a214a" officeooo:paragraph-rsid="0051accb"/>
    </style:style>
    <style:style style:name="P13" style:family="paragraph" style:parent-style-name="Standard">
      <style:text-properties officeooo:rsid="0045aed3" officeooo:paragraph-rsid="0043ead7"/>
    </style:style>
    <style:style style:name="P14" style:family="paragraph" style:parent-style-name="Standard">
      <style:text-properties officeooo:rsid="0051accb" officeooo:paragraph-rsid="0051accb"/>
    </style:style>
    <style:style style:name="P15" style:family="paragraph" style:parent-style-name="Standard">
      <style:text-properties officeooo:rsid="0048e65c" officeooo:paragraph-rsid="00576a92"/>
    </style:style>
    <style:style style:name="P16" style:family="paragraph" style:parent-style-name="Standard">
      <style:text-properties officeooo:paragraph-rsid="00576a92"/>
    </style:style>
    <style:style style:name="P17" style:family="paragraph" style:parent-style-name="Standard">
      <style:text-properties officeooo:rsid="00599225" officeooo:paragraph-rsid="00599225"/>
    </style:style>
    <style:style style:name="P18" style:family="paragraph" style:parent-style-name="Standard">
      <style:text-properties officeooo:paragraph-rsid="00599225"/>
    </style:style>
    <style:style style:name="P19" style:family="paragraph" style:parent-style-name="Standard">
      <style:text-properties officeooo:paragraph-rsid="005d452f"/>
    </style:style>
    <style:style style:name="P20" style:family="paragraph" style:parent-style-name="Standard">
      <style:text-properties officeooo:rsid="005d452f" officeooo:paragraph-rsid="005d452f"/>
    </style:style>
    <style:style style:name="P21" style:family="paragraph" style:parent-style-name="Standard">
      <style:text-properties officeooo:rsid="005f053b" officeooo:paragraph-rsid="00614cc0"/>
    </style:style>
    <style:style style:name="P22" style:family="paragraph" style:parent-style-name="Standard">
      <style:text-properties officeooo:paragraph-rsid="00614cc0"/>
    </style:style>
    <style:style style:name="T1" style:family="text">
      <style:text-properties officeooo:rsid="00276bd7"/>
    </style:style>
    <style:style style:name="T2" style:family="text">
      <style:text-properties officeooo:rsid="00296ab5"/>
    </style:style>
    <style:style style:name="T3" style:family="text">
      <style:text-properties officeooo:rsid="002c64eb"/>
    </style:style>
    <style:style style:name="T4" style:family="text">
      <style:text-properties officeooo:rsid="0030e0f9"/>
    </style:style>
    <style:style style:name="T5" style:family="text">
      <style:text-properties officeooo:rsid="0031ac89"/>
    </style:style>
    <style:style style:name="T6" style:family="text">
      <style:text-properties officeooo:rsid="00328958"/>
    </style:style>
    <style:style style:name="T7" style:family="text">
      <style:text-properties officeooo:rsid="003c5fe4"/>
    </style:style>
    <style:style style:name="T8" style:family="text">
      <style:text-properties officeooo:rsid="003c936c"/>
    </style:style>
    <style:style style:name="T9" style:family="text">
      <style:text-properties officeooo:rsid="004091de"/>
    </style:style>
    <style:style style:name="T10" style:family="text">
      <style:text-properties officeooo:rsid="0040ee28"/>
    </style:style>
    <style:style style:name="T11" style:family="text">
      <style:text-properties officeooo:rsid="004a214a"/>
    </style:style>
    <style:style style:name="T12" style:family="text">
      <style:text-properties officeooo:rsid="004a36b2"/>
    </style:style>
    <style:style style:name="T13" style:family="text">
      <style:text-properties officeooo:rsid="0050fd6f"/>
    </style:style>
    <style:style style:name="T14" style:family="text">
      <style:text-properties officeooo:rsid="00576a92"/>
    </style:style>
    <style:style style:name="T15" style:family="text">
      <style:text-properties officeooo:rsid="00599225"/>
    </style:style>
    <style:style style:name="T16" style:family="text">
      <style:text-properties officeooo:rsid="005d452f"/>
    </style:style>
    <style:style style:name="T17" style:family="text">
      <style:text-properties officeooo:rsid="005f053b"/>
    </style:style>
    <style:style style:name="T18" style:family="text">
      <style:text-properties officeooo:rsid="005fb162"/>
    </style:style>
    <style:style style:name="T19" style:family="text">
      <style:text-properties officeooo:rsid="0060f0a5"/>
    </style:style>
    <style:style style:name="T20" style:family="text">
      <style:text-properties officeooo:rsid="00614c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tab/>HW requiring setup includes the data pins,<text:tab/>communication between the micros and with a PC<text:tab/>and the reset control switch.<text:tab/>In addition sei() enables interrupts which are required by the one wire link (and will be discussed later).</text:p>
      <text:p text:style-name="Standard"/>
      <text:p text:style-name="Standard">Unsigned int PORT_1:PORT_1 is the name of a memory location that holds numbers. <text:s/>The smallest element of computer memory is a bit and can hold either a 1 or a 0. <text:tab/>Memory is often divided into blocks of 8 bits which can hold numbers between 0 and 255.<text:tab/>16 bits are reserved for PORT_1.<text:tab/>See JP chapter 4 for an introduction.</text:p>
      <text:p text:style-name="Standard"/>
      <text:p text:style-name="P2">Hexadecimal numbers (i.e. 0x8000) <text:span text:style-name="T1">in which 16 in ordinary counting is equivalent to 0x10 and 256 (16 x 16) is equivalent to 0x100.</text:span> <text:tab/><text:span text:style-name="T2">A</text:span>rithmetic and logic symbols. <text:tab/>JP gives full definitions of these <text:span text:style-name="T2">topics </text:span>in chapter 4.<text:tab/><text:span text:style-name="T3">However logic quickly gets rather involved and a quick look is all that is recommended at this stage.</text:span>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text:tab/>Many devices have a receiver transmitter module for communicating with a PC.<text:tab/>See JP page 98 chapter 6 for a few details.<text:tab/>Arduino provides a comprehensive set of functions for using the USART. <text:tab/>Here basic do it yourself (DIY) functions are used.<text:tab/>This approach provides a good introduction to the data sheet, a vital resource for setting up other things such a timers and interrupts. </text:p>
      <text:p text:style-name="Standard"/>
      <text:p text:style-name="P3">Take a look at subroutine Char_to_PC_Local() and see section 20.11.1 of the data sheet.<text:tab/>UDR0 <text:span text:style-name="T4">is the input output (I/O) data register for the USART, it has 16 bits, 8 for write operations and 8 for read.<text:tab/></text:span>Data written to UDR0 <text:span text:style-name="T6">will automatically be transmitted.<text:tab/>Data that has been received can be obtained by reading UDR0.<text:tab/></text:span>UCSR0A <text:span text:style-name="T4">is the Control and Status Register A</text:span>.<text:tab/>UDRE0 <text:span text:style-name="T4">(</text:span>bit 5 of register UCRS0A<text:span text:style-name="T4">) is a flag which is set when UDR0 is empty and can accept new data for transmission</text:span>.<text:tab/>RXC0 <text:span text:style-name="T5">(bit 7)</text:span> <text:span text:style-name="T7">is a flag which is set </text:span>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text:span text:style-name="T8">A look at</text:span>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text:soft-page-break/>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P5">***<text:span text:style-name="T9">Exploring logic and binary operations.<text:tab/></text:span></text:p>
      <text:p text:style-name="P7">2 programs <text:span text:style-name="T10">Bit_ops_1 </text:span>and 2 are used to demonstrate how individual bits can be read, set, reset or changed.<text:tab/>These operations are needed to configure HW items such as the USART, and Timers and also to monitor their status (i.e. is there USART data waiting to be received).</text:p>
      <text:p text:style-name="P7"/>
      <text:p text:style-name="P6">Bit_ops_1 uses the display and random number generator to investigate the AND, OR, Exclusive OR and NOT operations.<text:tab/>Bit_ops_2 combines these operations with the shift function to set or read individual bits.</text:p>
      <text:p text:style-name="P8"/>
      <text:p text:style-name="P13">As a practice exercise in logic, multiple addition and subtraction are used in program_3 to implement multiplication and division (these operations are usually carried out in HW). </text:p>
      <text:p text:style-name="P8"/>
      <text:p text:style-name="P9">As a final example the display is used to display positive and negative 8 bit numbers in binary and decimal form.*</text:p>
      <text:p text:style-name="P9"/>
      <text:p text:style-name="P9"/>
      <text:p text:style-name="P9">***<text:span text:style-name="T11">Using the Arduino PC comms library:</text:span></text:p>
      <text:p text:style-name="P10">Arduino provide a s<text:span text:style-name="T13">u</text:span>ite of programs that pass data to and from a PC. These will probably be the sensible choice for use with the Arduino compiler.<text:tab/>Integer and floating point numbers are supported.<text:tab/>Easy extension to include scientific numbers is implemented in these examples.</text:p>
      <text:p text:style-name="P10"/>
      <text:p text:style-name="P11">Two additional examples are included:<text:tab/><text:span text:style-name="T12">The first </text:span>provides an estimate for pie. <text:s/>The area of a circle is computed by <text:span text:style-name="T12">p</text:span>lacing it over a fine grid of squares <text:span text:style-name="T12">and counting them</text:span>.<text:tab/></text:p>
      <text:p text:style-name="P11"/>
      <text:p text:style-name="P12"><text:span text:style-name="T12">The second uses a p</text:span>ower series to compute log/antilog functions so that any positive <text:span text:style-name="T12">scientific </text:span>number can be raised to an arbitrary power. <text:s text:c="2"/><text:span text:style-name="T12">If the result is either too large or small the program times out. <text:s/>An interrupt is generated and the resulting ISR, writes to the EEPROM, before issuing a SW_reset.<text:tab/>When the program resets it reads the EEPROM and issues the appropriate user prompt.</text:span></text:p>
      <text:p text:style-name="P12"/>
      <text:p text:style-name="P14">It should be noted that although the Arduino library is excellent, it is not the standard C library for transferring scientific numbers over the USART interface. <text:s/>Arduino excels at what I believe it was intended to do: <text:s/>To provide a straight forward and friendly interface for introducing AVR micro-controllers programmed using C. <text:s/>For more complex applications I suggest the effort involved in getting going with Studio 7 will probably be found worth while.*</text:p>
      <text:p text:style-name="P5"/>
      <text:p text:style-name="P15">***<text:span text:style-name="T14">The 8 digit display and IO:</text:span></text:p>
      <text:p text:style-name="P16"><text:span text:style-name="T14">Arduino does not provide library functions to drive the display, so it is necessary to revert to DIY programming.<text:tab/>The purpose of the first 2 programs is to demonstrate how numbers are constructed from the display segments.<text:tab/>Program 3 defines each digit in terms of a string as has previously been done with messages.<text:tab/>The user enters a digit at the PC.<text:tab/>The appropriate string is selected.<text:tab/>Segments defined by the string are are illuminated.</text:span></text:p>
      <text:p text:style-name="P16"/>
      <text:p text:style-name="P17"><text:soft-page-break/>In the remaining projects the complexity of driving the display is handled by the mini-OS that resides on the Attiny1606.<text:tab/>Two of these are used to enter data from the PC keyboard and two from the user switches.* </text:p>
      <text:p text:style-name="P4"/>
      <text:p text:style-name="P19">***<text:span text:style-name="T15">Timers</text:span><text:tab/><text:span text:style-name="T15">In the final projects a selection of timers/clocks are developed.<text:tab/>Accuracy is provided by a watch crystal that beats 32768 times a second.<text:tab/>Register TCCR2B (see section 18.1.2) is used to reduce the crystal frequency to 1024 beets per second which are counted by timer/counter T2.<text:tab/>The counter advances by 102 in 99.61mS (~100mS) after which an interrupt is raised.<text:tab/>It advances by 918 in 896.5mS (~900mS).<text:tab/>To ensure accuracy over a 1 second interval the counter must advance by a further 106 (103.5) before the 1 second interrupt is raised.*</text:span></text:p>
      <text:p text:style-name="P19"/>
      <text:p text:style-name="P19">***<text:span text:style-name="T16">Reset options</text:span></text:p>
      <text:p text:style-name="P21">User programs recognise two main sources of reset:<text:tab/>POR power on reset<text:tab/>Watch dog timeout WDTout:<text:tab/><text:span text:style-name="T19">The timer must be initiated and can then be reset at regular intervals to ensure that it only times out if the code crashes.<text:tab/></text:span>The watch dog timer can be configured in either of t<text:span text:style-name="T18">hee</text:span> ways:<text:tab/><text:span text:style-name="T18">Having been initiated it is never reset and times outs to generate a SW_reset. <text:tab/>Alternatively it is configured to generates an interrupt before timing out and is reset at regular intervals.<text:tab/>The ISR writes to the EEPROM and then issues a SW reset.<text:tab/>A SW_reset can also be preceded by a write to the EPROM.</text:span></text:p>
      <text:p text:style-name="P21"/>
      <text:p text:style-name="P22"><text:span text:style-name="T20">At reset the code reads the EEPROM to see whether the reset was due to:<text:tab/>POR<text:tab/>A SW_reset (i.e. a required reset)<text:tab/>Recovery from a crash.<text:tab/>It can then respond appropriately to these conditions.<text:tab/>See projects 4_1, 4_2, 5e and 8A.*</text:span></text:p>
      <text:p text:style-name="P22"/>
      <text:p text:style-name="P2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6-01T21:06:51.398000000</dc:date>
    <meta:editing-duration>PT3H59M34S</meta:editing-duration>
    <meta:editing-cycles>44</meta:editing-cycles>
    <meta:document-statistic meta:table-count="0" meta:image-count="0" meta:object-count="0" meta:page-count="5" meta:paragraph-count="52" meta:word-count="2426" meta:character-count="14004" meta:non-whitespace-character-count="11588"/>
  </office:meta>
</office:document-meta>
</file>